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d37f" officeooo:paragraph-rsid="0019d37f"/>
    </style:style>
    <style:style style:name="P2" style:family="paragraph" style:parent-style-name="Standard">
      <style:paragraph-properties fo:text-align="center" style:justify-single-word="false"/>
      <style:text-properties officeooo:rsid="0019d37f" officeooo:paragraph-rsid="0019d37f"/>
    </style:style>
    <style:style style:name="P3" style:family="paragraph" style:parent-style-name="Standard">
      <style:text-properties fo:font-style="italic" officeooo:rsid="0019d37f" officeooo:paragraph-rsid="0019d37f" style:font-style-asian="italic" style:font-style-complex="italic"/>
    </style:style>
    <style:style style:name="P4" style:family="paragraph" style:parent-style-name="Standard">
      <style:text-properties officeooo:rsid="001b07f0" officeooo:paragraph-rsid="001b07f0"/>
    </style:style>
    <style:style style:name="P5" style:family="paragraph" style:parent-style-name="Standard">
      <style:text-properties officeooo:rsid="001b07f0" officeooo:paragraph-rsid="0021576c"/>
    </style:style>
    <style:style style:name="P6" style:family="paragraph" style:parent-style-name="Standard">
      <style:text-properties officeooo:rsid="001bbefc" officeooo:paragraph-rsid="001bbefc"/>
    </style:style>
    <style:style style:name="P7" style:family="paragraph" style:parent-style-name="Standard">
      <style:text-properties officeooo:rsid="001bd2a5" officeooo:paragraph-rsid="001bd2a5"/>
    </style:style>
    <style:style style:name="P8" style:family="paragraph" style:parent-style-name="Standard" style:list-style-name="L1">
      <style:text-properties officeooo:rsid="001bd2a5" officeooo:paragraph-rsid="001bd2a5"/>
    </style:style>
    <style:style style:name="P9" style:family="paragraph" style:parent-style-name="Standard">
      <style:text-properties officeooo:rsid="001d7f76" officeooo:paragraph-rsid="001d7f76"/>
    </style:style>
    <style:style style:name="P10" style:family="paragraph" style:parent-style-name="Standard">
      <style:text-properties officeooo:rsid="001d7f76" officeooo:paragraph-rsid="0025cb07"/>
    </style:style>
    <style:style style:name="P11" style:family="paragraph" style:parent-style-name="Standard">
      <style:text-properties officeooo:rsid="001d7f76" officeooo:paragraph-rsid="00298f19"/>
    </style:style>
    <style:style style:name="P12" style:family="paragraph" style:parent-style-name="Standard">
      <style:text-properties officeooo:rsid="001e533f" officeooo:paragraph-rsid="001e533f"/>
    </style:style>
    <style:style style:name="P13" style:family="paragraph" style:parent-style-name="Standard">
      <style:text-properties officeooo:rsid="001e533f" officeooo:paragraph-rsid="0021c98a"/>
    </style:style>
    <style:style style:name="P14" style:family="paragraph" style:parent-style-name="Standard">
      <style:text-properties officeooo:rsid="001e533f" officeooo:paragraph-rsid="00298f19"/>
    </style:style>
    <style:style style:name="P15" style:family="paragraph" style:parent-style-name="Standard">
      <style:text-properties officeooo:rsid="001ed16e" officeooo:paragraph-rsid="001ed16e"/>
    </style:style>
    <style:style style:name="P16" style:family="paragraph" style:parent-style-name="Standard">
      <style:text-properties officeooo:rsid="001fd97f" officeooo:paragraph-rsid="001fd97f"/>
    </style:style>
    <style:style style:name="P17" style:family="paragraph" style:parent-style-name="Standard">
      <style:text-properties officeooo:rsid="001fd97f" officeooo:paragraph-rsid="00298f19"/>
    </style:style>
    <style:style style:name="P18" style:family="paragraph" style:parent-style-name="Standard">
      <style:text-properties officeooo:rsid="001fd97f" officeooo:paragraph-rsid="002cbc6f"/>
    </style:style>
    <style:style style:name="P19" style:family="paragraph" style:parent-style-name="Standard">
      <style:text-properties officeooo:rsid="0020d4fb" officeooo:paragraph-rsid="0020d4fb"/>
    </style:style>
    <style:style style:name="P20" style:family="paragraph" style:parent-style-name="Standard">
      <style:text-properties officeooo:rsid="0020dbb0" officeooo:paragraph-rsid="00298f19"/>
    </style:style>
    <style:style style:name="P21" style:family="paragraph" style:parent-style-name="Standard">
      <style:text-properties officeooo:rsid="0020dbb0" officeooo:paragraph-rsid="002c7ca1"/>
    </style:style>
    <style:style style:name="P22" style:family="paragraph" style:parent-style-name="Standard">
      <style:text-properties officeooo:rsid="0020dbb0" officeooo:paragraph-rsid="002cbc6f"/>
    </style:style>
    <style:style style:name="P23" style:family="paragraph" style:parent-style-name="Standard">
      <style:text-properties officeooo:rsid="0021c98a" officeooo:paragraph-rsid="0021c98a"/>
    </style:style>
    <style:style style:name="P24" style:family="paragraph" style:parent-style-name="Standard">
      <style:text-properties officeooo:rsid="0024a342" officeooo:paragraph-rsid="00298f19"/>
    </style:style>
    <style:style style:name="P25" style:family="paragraph" style:parent-style-name="Standard">
      <style:text-properties officeooo:rsid="002799f8" officeooo:paragraph-rsid="002b1463"/>
    </style:style>
    <style:style style:name="P26" style:family="paragraph" style:parent-style-name="Standard">
      <style:text-properties officeooo:rsid="00298f19" officeooo:paragraph-rsid="00298f19"/>
    </style:style>
    <style:style style:name="P27" style:family="paragraph" style:parent-style-name="Standard">
      <style:text-properties officeooo:rsid="002b1463" officeooo:paragraph-rsid="002b1463"/>
    </style:style>
    <style:style style:name="P28" style:family="paragraph" style:parent-style-name="Standard">
      <style:text-properties officeooo:rsid="002cbc6f" officeooo:paragraph-rsid="002cbc6f"/>
    </style:style>
    <style:style style:name="P29" style:family="paragraph" style:parent-style-name="Standard">
      <style:text-properties officeooo:rsid="002d6840" officeooo:paragraph-rsid="002d6840"/>
    </style:style>
    <style:style style:name="P30" style:family="paragraph">
      <loext:graphic-properties draw:fill-color="#eeeeee"/>
    </style:style>
    <style:style style:name="P31" style:family="paragraph">
      <loext:graphic-properties draw:fill="none" draw:fill-color="#ffffff"/>
    </style:style>
    <style:style style:name="P32" style:family="paragraph">
      <loext:graphic-properties draw:fill-color="#dddddd"/>
    </style:style>
    <style:style style:name="P33" style:family="paragraph">
      <loext:graphic-properties draw:fill-color="#cccccc"/>
    </style:style>
    <style:style style:name="P34" style:family="paragraph">
      <loext:graphic-properties draw:fill-color="#b2b2b2"/>
    </style:style>
    <style:style style:name="P35" style:family="paragraph">
      <loext:graphic-properties draw:fill-color="#999999"/>
    </style:style>
    <style:style style:name="P36" style:family="paragraph">
      <loext:graphic-properties draw:fill-color="#808080"/>
    </style:style>
    <style:style style:name="T1" style:family="text">
      <style:text-properties officeooo:rsid="001a5653"/>
    </style:style>
    <style:style style:name="T2" style:family="text">
      <style:text-properties fo:font-style="italic" style:font-style-asian="italic" style:font-style-complex="italic"/>
    </style:style>
    <style:style style:name="T3" style:family="text">
      <style:text-properties fo:font-style="italic" officeooo:rsid="0020d4fb" style:font-style-asian="italic" style:font-style-complex="italic"/>
    </style:style>
    <style:style style:name="T4" style:family="text">
      <style:text-properties fo:font-style="italic" officeooo:rsid="002d6840" style:font-style-asian="italic" style:font-style-complex="italic"/>
    </style:style>
    <style:style style:name="T5" style:family="text">
      <style:text-properties fo:font-style="italic" fo:font-weight="normal" officeooo:rsid="001ed16e" style:font-style-asian="italic" style:font-weight-asian="normal" style:font-style-complex="italic" style:font-weight-complex="normal"/>
    </style:style>
    <style:style style:name="T6" style:family="text">
      <style:text-properties officeooo:rsid="001bbefc"/>
    </style:style>
    <style:style style:name="T7" style:family="text">
      <style:text-properties officeooo:rsid="001d7f76"/>
    </style:style>
    <style:style style:name="T8" style:family="text">
      <style:text-properties officeooo:rsid="001ed16e"/>
    </style:style>
    <style:style style:name="T9" style:family="text">
      <style:text-properties officeooo:rsid="001fd97f"/>
    </style:style>
    <style:style style:name="T10" style:family="text">
      <style:text-properties fo:font-style="normal" style:font-style-asian="normal" style:font-style-complex="normal"/>
    </style:style>
    <style:style style:name="T11" style:family="text">
      <style:text-properties fo:font-style="normal" officeooo:rsid="0021aa30" style:font-style-asian="normal" style:font-style-complex="normal"/>
    </style:style>
    <style:style style:name="T12" style:family="text">
      <style:text-properties fo:font-style="normal" officeooo:rsid="0022d64f" style:font-style-asian="normal" style:font-style-complex="normal"/>
    </style:style>
    <style:style style:name="T13" style:family="text">
      <style:text-properties fo:font-style="normal" officeooo:rsid="00298f19" style:font-style-asian="normal" style:font-style-complex="normal"/>
    </style:style>
    <style:style style:name="T14" style:family="text">
      <style:text-properties fo:font-style="normal" officeooo:rsid="002b1463" style:font-style-asian="normal" style:font-style-complex="normal"/>
    </style:style>
    <style:style style:name="T15" style:family="text">
      <style:text-properties officeooo:rsid="0020d4fb"/>
    </style:style>
    <style:style style:name="T16" style:family="text">
      <style:text-properties officeooo:rsid="0020dbb0"/>
    </style:style>
    <style:style style:name="T17" style:family="text">
      <style:text-properties officeooo:rsid="0021576c"/>
    </style:style>
    <style:style style:name="T18" style:family="text">
      <style:text-properties officeooo:rsid="0021aa30"/>
    </style:style>
    <style:style style:name="T19" style:family="text">
      <style:text-properties fo:font-weight="normal" officeooo:rsid="001ed16e" style:font-weight-asian="normal" style:font-weight-complex="normal"/>
    </style:style>
    <style:style style:name="T20" style:family="text">
      <style:text-properties fo:font-weight="normal" officeooo:rsid="0021aa30" style:font-weight-asian="normal" style:font-weight-complex="normal"/>
    </style:style>
    <style:style style:name="T21" style:family="text">
      <style:text-properties officeooo:rsid="0021c98a"/>
    </style:style>
    <style:style style:name="T22" style:family="text">
      <style:text-properties officeooo:rsid="0022d64f"/>
    </style:style>
    <style:style style:name="T23" style:family="text">
      <style:text-properties officeooo:rsid="0024a342"/>
    </style:style>
    <style:style style:name="T24" style:family="text">
      <style:text-properties officeooo:rsid="0025cb07"/>
    </style:style>
    <style:style style:name="T25" style:family="text">
      <style:text-properties style:text-position="sub 58%" officeooo:rsid="0025cb07"/>
    </style:style>
    <style:style style:name="T26" style:family="text">
      <style:text-properties style:text-position="sub 58%" officeooo:rsid="002799f8"/>
    </style:style>
    <style:style style:name="T27" style:family="text">
      <style:text-properties officeooo:rsid="002799f8"/>
    </style:style>
    <style:style style:name="T28" style:family="text">
      <style:text-properties officeooo:rsid="002b1463"/>
    </style:style>
    <style:style style:name="T29" style:family="text">
      <style:text-properties officeooo:rsid="002c7ca1"/>
    </style:style>
    <style:style style:name="T30" style:family="text">
      <style:text-properties officeooo:rsid="002cbc6f"/>
    </style:style>
    <style:style style:name="T31" style:family="text">
      <style:text-properties officeooo:rsid="002d6840"/>
    </style:style>
    <style:style style:name="T32"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style:style style:name="gr1" style:family="graphic">
      <style:graphic-properties draw:fill-color="#eeeeee" draw:textarea-horizontal-align="justify" draw:textarea-vertical-align="middle" draw:auto-grow-height="false" fo:min-height="0.9291in" fo:min-width="1.2945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425in" fo:min-width="0.0425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eeeeee" draw:textarea-horizontal-align="justify" draw:textarea-vertical-align="middle" draw:auto-grow-height="false" fo:min-height="0.9008in" fo:min-width="0.9465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0335in" fo:min-width="0.0335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1445in" style:run-through="foreground" style:wrap="run-through" style:number-wrapped-paragraphs="no-limit" style:vertical-pos="from-top" style:vertical-rel="paragraph" style:horizontal-pos="from-left" style:horizontal-rel="paragraph"/>
    </style:style>
    <style:style style:name="gr8" style:family="graphic">
      <style:graphic-properties draw:fill-color="#eeeeee" draw:textarea-horizontal-align="justify" draw:textarea-vertical-align="middle" draw:auto-grow-height="false" fo:min-height="1.4429in" fo:min-width="6.1091in" style:run-through="foreground" style:wrap="run-through" style:number-wrapped-paragraphs="no-limit" style:vertical-pos="from-top" style:vertical-rel="paragraph" style:horizontal-pos="from-left" style:horizontal-rel="paragraph"/>
    </style:style>
    <style:style style:name="gr9" style:family="graphic">
      <style:graphic-properties draw:fill-color="#dddddd" draw:textarea-horizontal-align="justify" draw:textarea-vertical-align="middle" draw:auto-grow-height="false" fo:min-height="0.8445in" fo:min-width="2.4047in" style:run-through="foreground" style:wrap="run-through" style:number-wrapped-paragraphs="no-limit" style:vertical-pos="from-top" style:vertical-rel="paragraph" style:horizontal-pos="from-left" style:horizontal-rel="paragraph"/>
    </style:style>
    <style:style style:name="gr10" style:family="graphic">
      <style:graphic-properties draw:fill-color="#cccccc" draw:textarea-horizontal-align="justify" draw:textarea-vertical-align="middle" draw:auto-grow-height="false" fo:min-height="0.7374in" fo:min-width="1.7866in" style:run-through="foreground" style:wrap="run-through" style:number-wrapped-paragraphs="no-limit" style:vertical-pos="from-top" style:vertical-rel="paragraph" style:horizontal-pos="from-left" style:horizontal-rel="paragraph"/>
    </style:style>
    <style:style style:name="gr11" style:family="graphic">
      <style:graphic-properties draw:fill-color="#b2b2b2" draw:textarea-horizontal-align="justify" draw:textarea-vertical-align="middle" draw:auto-grow-height="false" fo:min-height="0.5902in" fo:min-width="1.378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3673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style:style>
    <style:style style:name="gr15" style:family="graphic">
      <style:graphic-properties draw:fill-color="#999999" draw:textarea-horizontal-align="justify" draw:textarea-vertical-align="middle" draw:auto-grow-height="false" fo:min-height="0.422in" fo:min-width="0.989in" style:run-through="foreground" style:wrap="run-through" style:number-wrapped-paragraphs="no-limit" style:vertical-pos="from-top" style:vertical-rel="paragraph" style:horizontal-pos="from-left" style:horizontal-rel="paragraph"/>
    </style:style>
    <style:style style:name="gr16" style:family="graphic">
      <style:graphic-properties draw:fill-color="#808080" draw:textarea-horizontal-align="justify" draw:textarea-vertical-align="middle" draw:auto-grow-height="false" fo:min-height="0.298in" fo:min-width="0.6874in"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2035in"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style:style>
    <style:style style:name="gr19" style:family="graphic">
      <style:graphic-properties draw:fill-color="#eeeeee" draw:textarea-horizontal-align="justify" draw:textarea-vertical-align="middle" draw:auto-grow-height="false" fo:min-height="1.4563in" fo:min-width="5.0134in" style:run-through="foreground" style:wrap="run-through" style:number-wrapped-paragraphs="no-limit" style:vertical-pos="from-top" style:vertical-rel="paragraph" style:horizontal-pos="from-left" style:horizontal-rel="paragraph"/>
    </style:style>
    <style:style style:name="gr20" style:family="graphic">
      <style:graphic-properties draw:textarea-horizontal-align="justify" draw:textarea-vertical-align="middle" draw:auto-grow-height="false" fo:min-height="0.028in" fo:min-width="0.0283in"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0.4138in"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3807in" style:run-through="foreground" style:wrap="run-through" style:number-wrapped-paragraphs="no-limit" style:vertical-pos="from-top" style:vertical-rel="paragraph" style:horizontal-pos="from-left" style:horizontal-rel="paragraph"/>
    </style:style>
    <style:style style:name="gr23" style:family="graphic">
      <style:graphic-properties draw:fill-color="#999999" draw:textarea-horizontal-align="justify" draw:textarea-vertical-align="middle" draw:auto-grow-height="false" fo:min-height="0.422in" fo:min-width="0.8402in" style:run-through="foreground" style:wrap="run-through" style:number-wrapped-paragraphs="no-limit" style:vertical-pos="from-top" style:vertical-rel="paragraph" style:horizontal-pos="from-left" style:horizontal-rel="paragraph"/>
    </style:style>
    <style:style style:name="gr24" style:family="graphic">
      <style:graphic-properties draw:fill-color="#808080" draw:textarea-horizontal-align="justify" draw:textarea-vertical-align="middle" draw:auto-grow-height="false" fo:min-height="0.298in" fo:min-width="0.4827in"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0.2689in"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color="#000000" draw:fill="none" draw:fill-color="#ffffff" fo:min-height="0.3283in" style:run-through="foreground" style:wrap="run-through" style:number-wrapped-paragraphs="no-limit" style:vertical-pos="from-top" style:vertical-rel="paragraph" style:horizontal-pos="from-left" style:horizontal-rel="paragraph"/>
    </style:style>
    <style:style style:name="gr27" style:family="graphic">
      <style:graphic-properties draw:fill-color="#eeeeee" draw:textarea-horizontal-align="justify" draw:textarea-vertical-align="middle" draw:auto-grow-height="false" fo:min-height="0.7752in" fo:min-width="0.9047in" style:run-through="foreground" style:wrap="run-through" style:number-wrapped-paragraphs="no-limit" style:vertical-pos="from-top" style:vertical-rel="paragraph" style:horizontal-pos="from-left" style:horizontal-rel="paragraph"/>
    </style:style>
    <style:style style:name="gr28" style:family="graphic">
      <style:graphic-properties draw:fill-color="#dddddd" draw:textarea-horizontal-align="justify" draw:textarea-vertical-align="middle" draw:auto-grow-height="false" fo:min-height="0.4693in" fo:min-width="0.45in"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0.899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ircling Mind Space by<text:line-break/>Optimal Collective Intelligence</text:p>
      <text:p text:style-name="P2">by Sven Nilsen, 2018</text:p>
      <text:p text:style-name="P1"/>
      <text:p text:style-name="P3"><text:span text:style-name="T1">A</text:span> common terminology in the field of Artificial Intelligence (AI) used to distinguish continued advancements in technology <text:span text:style-name="T1">categorizes intelligence broadly</text:span> <text:span text:style-name="T1">into</text:span> “narrow”, “general” and “super” intelligence. In this paper I represent a <text:span text:style-name="T17">different way of thinking about</text:span> intelligent behavior that is <text:span text:style-name="T17">easier to</text:span> formalize <text:span text:style-name="T17">and</text:span> better integrated with mathematical and philosophical ideas of intelligence. <text:span text:style-name="T17">It might also be</text:span> more intuitive for what people in general consider to be intelligent behavior.</text:p>
      <text:p text:style-name="P1"/>
      <text:p text:style-name="P5">Mind space is an idea that all possible minds might be arranged in some space with coordinates, such that similar minds are located nearby each other. For example, all humans would be located in a small dot inside this space compared to the total size <text:span text:style-name="T17">of possible mind designs</text:span>.</text:p>
      <text:p text:style-name="P5"/>
      <text:p text:style-name="P5"><draw:custom-shape text:anchor-type="paragraph" draw:z-index="27" draw:name="Shape1" draw:style-name="gr19" draw:text-style-name="P30" svg:width="5.0134in" svg:height="1.4567in" svg:x="1.1098in" svg:y="0.1693in"><text:p/><draw:enhanced-geometry svg:viewBox="0 0 21600 21600" draw:type="rectangle" draw:enhanced-path="M 0 0 L 21600 0 21600 21600 0 21600 0 0 Z N"/></draw:custom-shape><draw:frame text:anchor-type="paragraph" draw:z-index="30" draw:name="Shape4" draw:style-name="gr22" draw:text-style-name="P31" svg:width="0.6689in" svg:height="0.3807in" svg:x="0.5193in" svg:y="0.1693in"><draw:text-box><text:p>Humans</text:p></draw:text-box></draw:frame></text:p>
      <text:p text:style-name="P5"><draw:custom-shape text:anchor-type="paragraph" draw:z-index="28" draw:name="Shape2" draw:style-name="gr20" svg:width="0.0398in" svg:height="0.0394in" svg:x="1.1398in" svg:y="0.026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draw:frame text:anchor-type="paragraph" draw:z-index="29" draw:name="Shape3" draw:style-name="gr21" draw:text-style-name="P31" svg:width="1.1295in" svg:height="0.4142in" svg:x="3.222in" svg:y="0.1646in"><draw:text-box><text:p>Mind space</text:p></draw:text-box></draw:frame></text:p>
      <text:p text:style-name="P5"/>
      <text:p text:style-name="P5"/>
      <text:p text:style-name="P5"/>
      <text:p text:style-name="P5"/>
      <text:p text:style-name="P5"/>
      <text:p text:style-name="P4"/>
      <text:p text:style-name="P4">An optimal collective intelligence is a set of agents which every agent performs equally or better than all other agents in the set. This property is uniform, which means that no matter how we remove agents from the set, the new sub-set has the same property. What we mean by optimal collective intelligence depends on how we define environment<text:span text:style-name="T17">s</text:span>. <text:span text:style-name="T24">Given a such set, an agent can be constructed that gives the best effort possible as the collective designs of agents within the set.</text:span></text:p>
      <text:p text:style-name="P4"/>
      <text:p text:style-name="P4"><text:span text:style-name="T17">I</text:span>nstead of considering the space of all minds, one can <text:span text:style-name="T2">filter</text:span> mind space by different definitions of optimal collective intelligence. What we end up with is a space where only “the best” minds for any environment remains. The dot of human minds gets fractured into smaller dots, <text:span text:style-name="T6">e.g.</text:span>:</text:p>
      <text:p text:style-name="P4"/>
      <text:p text:style-name="P4"><draw:custom-shape text:anchor-type="paragraph" draw:z-index="0" draw:name="Shape5" draw:style-name="gr1" draw:text-style-name="P30" svg:width="1.8307in" svg:height="1.313in" svg:x="1.9299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1" draw:name="Shape6" draw:style-name="gr2" svg:width="0.0594in" svg:height="0.0594in" svg:x="2.2909in" svg:y="0.09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6" draw:style-name="gr2" svg:width="0.0594in" svg:height="0.0594in" svg:x="3.0783in" svg:y="0.8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6" draw:style-name="gr2" svg:width="0.0594in" svg:height="0.0594in" svg:x="2.6846in" svg:y="0.31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 draw:name="Shape7" draw:style-name="gr3" draw:text-style-name="P31" svg:width="1.0043in" svg:height="0.3843in" svg:x="2.389in" svg:y="0.0209in"><draw:text-box><text:p>best phycisist</text:p></draw:text-box></draw:frame></text:p>
      <text:p text:style-name="P4"><draw:frame text:anchor-type="paragraph" draw:z-index="5" draw:name="Shape7" draw:style-name="gr4" draw:text-style-name="P31" svg:width="1.6543in" svg:height="0.2713in" svg:x="2.3953in" svg:y="0.1756in"><draw:text-box><text:p>best mathematician</text:p></draw:text-box></draw:frame></text:p>
      <text:p text:style-name="P4"/>
      <text:p text:style-name="P4"><draw:frame text:anchor-type="paragraph" draw:z-index="6" draw:name="Shape7" draw:style-name="gr3" draw:text-style-name="P31" svg:width="0.9717in" svg:height="0.3843in" svg:x="2.2047in" svg:y="0.1465in"><draw:text-box><text:p>best surgeon</text:p></draw:text-box></draw:frame></text:p>
      <text:p text:style-name="P4"/>
      <text:p text:style-name="P6"/>
      <text:p text:style-name="P6"/>
      <text:p text:style-name="P6">The tasks that these people perform are environments that demand a certain skill <text:span text:style-name="T18">to navigate efficiently</text:span>. While surgery is a name we use for a specific kind of environment, there are many types of surgery and <text:soft-page-break/>the same people are usually not the best <text:span text:style-name="T17">doing</text:span> all of them. This means that each dot in the filtered mind space is replaced by new dots when you “zoom in”, <text:span text:style-name="T17">organized by refined definitions of environments</text:span>.</text:p>
      <text:p text:style-name="P6"/>
      <text:p text:style-name="P6"><text:span text:style-name="T15">T</text:span>here is a striking similarity between minds and the environments they perform well. A surgeon requires good motor control, which is often related to how the brain works in a particular area. <text:span text:style-name="T18">One can relax the definition of similar minds in mind space locally and give more neighborhood weight to similar environments where the agent does its best compared to others in nearby mind space.</text:span></text:p>
      <text:p text:style-name="P6"/>
      <text:p text:style-name="P7">The result is that mind space is turned into a star-like map. All possible minds still exist within the mind space, but most of them are located “between the stars”. This star-like map makes it possible to locate a particular kind of mind without needing all the information from the whole space. <text:span text:style-name="T18">Neither do you need all ways of measuring intelligence, you can just use some of them.</text:span></text:p>
      <text:p text:style-name="P7"/>
      <text:p text:style-name="P7">For example, I am located inside the human dot, but between minds who are the best at different tasks:</text:p>
      <text:p text:style-name="P7"><draw:custom-shape text:anchor-type="paragraph" draw:z-index="7" draw:name="Shape8" draw:style-name="gr5" draw:text-style-name="P30" svg:width="1.3386in" svg:height="1.2732in" svg:x="1.8055in" svg:y="0.101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custom-shape text:anchor-type="paragraph" draw:z-index="8" draw:name="Shape9" draw:style-name="gr6" svg:width="0.0461in" svg:height="0.0461in" svg:x="2.1465in" svg:y="0.1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9" draw:style-name="gr6" svg:width="0.0461in" svg:height="0.0461in" svg:x="2.1465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frame text:anchor-type="paragraph" draw:z-index="14" draw:name="Shape10" draw:style-name="gr7" draw:text-style-name="P31" svg:width="0.2169in" svg:height="0.1925in" svg:x="2.3957in" svg:y="0.1374in"><draw:text-box><text:p>me</text:p></draw:text-box></draw:frame></text:p>
      <text:p text:style-name="P7"><draw:custom-shape text:anchor-type="paragraph" draw:z-index="10" draw:name="Shape9" draw:style-name="gr6" svg:width="0.0461in" svg:height="0.0461in" svg:x="2.1465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9" draw:style-name="gr6" svg:width="0.0461in" svg:height="0.0461in" svg:x="2.8154in" svg:y="0.158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draw:custom-shape text:anchor-type="paragraph" draw:z-index="11" draw:name="Shape9" draw:style-name="gr6" svg:width="0.0461in" svg:height="0.0461in" svg:x="2.5402in" svg:y="0.02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9" draw:style-name="gr6" svg:width="0.0461in" svg:height="0.0461in" svg:x="2.5402in" svg:y="-0.69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text:span text:style-name="T18">I am particularly interested in intelligent</text:span> behavior <text:span text:style-name="T18">seen through these</text:span> 6 filters <text:span text:style-name="T24">of mind space</text:span>:</text:p>
      <text:p text:style-name="P7"/>
      <text:list xml:id="list354011625874595495" text:style-name="L1">
        <text:list-item>
          <text:p text:style-name="P8">Optimal control (environments with known exact solutions and exact algorithms)</text:p>
        </text:list-item>
        <text:list-item>
          <text:p text:style-name="P8">Heuristics and approximate algorithms (environments that are not well-defined)</text:p>
        </text:list-item>
        <text:list-item>
          <text:p text:style-name="P8">Instrumental rationality (agents with a single goal)</text:p>
        </text:list-item>
        <text:list-item>
          <text:p text:style-name="P8">Zen rationality (agents that reasons about <text:span text:style-name="T7">multiple </text:span>goals)</text:p>
        </text:list-item>
        <text:list-item>
          <text:p text:style-name="P8">Artificial and biological life (intelligent behavior in a broader sense)</text:p>
        </text:list-item>
        <text:list-item>
          <text:p text:style-name="P8">Mind <text:span text:style-name="T7">space (all minds)</text:span></text:p>
        </text:list-item>
      </text:list>
      <text:p text:style-name="P7"/>
      <text:p text:style-name="P10"><text:span text:style-name="T21">Some</text:span> agents only perform their best in <text:span text:style-name="T24">well-defined </text:span>environments, using an algorithm that might be proven to perform equally or better than any other algorithm. This filter is called “optimal control”.</text:p>
      <text:p text:style-name="P10"/>
      <text:p text:style-name="P10">If you circle these dots, one will find that for every “best mind”, it is possible to construct a mind performing equally well <text:span text:style-name="T24">from</text:span> optimal collective intelligence by including new dots from other filters:</text:p>
      <text:p text:style-name="P10"/>
      <text:p text:style-name="P9"><draw:custom-shape text:anchor-type="paragraph" draw:z-index="15" draw:name="Shape11" draw:style-name="gr8" draw:text-style-name="P30" svg:width="6.1094in" svg:height="1.4433in" svg:x="0.2764in" svg:y="0.0752in"><text:p/><draw:enhanced-geometry svg:viewBox="0 0 21600 21600" draw:type="rectangle" draw:enhanced-path="M 0 0 L 21600 0 21600 21600 0 21600 0 0 Z N"/></draw:custom-shape><draw:custom-shape text:anchor-type="paragraph" draw:z-index="16" draw:name="Shape12" draw:style-name="gr9" draw:text-style-name="P32" svg:width="3.3996in" svg:height="1.1949in" svg:x="0.539in" svg:y="0.179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custom-shape text:anchor-type="paragraph" draw:z-index="17" draw:name="Shape13" draw:style-name="gr10" draw:text-style-name="P33" svg:width="2.526in" svg:height="1.0433in" svg:x="0.7819in" svg:y="0.0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14" draw:style-name="gr11" draw:text-style-name="P34" svg:width="1.9488in" svg:height="0.8335in" svg:x="1.0374in" svg:y="0.17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custom-shape text:anchor-type="paragraph" draw:z-index="23" draw:name="Shape19" draw:style-name="gr15" draw:text-style-name="P35" svg:width="1.3976in" svg:height="0.5976in" svg:x="1.2217in" svg:y="0.1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frame text:anchor-type="paragraph" draw:z-index="19" draw:name="Shape15" draw:style-name="gr12" draw:text-style-name="P31" svg:width="0.4004in" svg:height="0.3677in" svg:x="4.3638in" svg:y="0.0055in"><draw:text-box><text:p>6</text:p></draw:text-box></draw:frame><draw:frame text:anchor-type="paragraph" draw:z-index="20" draw:name="Shape16" draw:style-name="gr13" draw:text-style-name="P31" svg:width="0.2303in" svg:height="0.2362in" svg:x="3.498in" svg:y="0.0709in"><draw:text-box><text:p>5</text:p></draw:text-box></draw:frame><draw:frame text:anchor-type="paragraph" draw:z-index="21" draw:name="Shape17" draw:style-name="gr13" draw:text-style-name="P31" svg:width="0.2295in" svg:height="0.2362in" svg:x="3.0457in" svg:y="0.0709in"><draw:text-box><text:p>4</text:p></draw:text-box></draw:frame><draw:frame text:anchor-type="paragraph" draw:z-index="22" draw:name="Shape18" draw:style-name="gr14" draw:text-style-name="P31" svg:width="0.2622in" svg:height="0.237in" svg:x="2.7244in" svg:y="0.1098in"><draw:text-box><text:p>3</text:p></draw:text-box></draw:frame><draw:custom-shape text:anchor-type="paragraph" draw:z-index="24" draw:name="Shape20" draw:style-name="gr16" draw:text-style-name="P36" svg:width="0.9713in" svg:height="0.4205in" svg:x="1.3984in" svg:y="0.01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5" draw:name="Shape21" draw:style-name="gr17" draw:text-style-name="P31" svg:width="0.2098in" svg:height="0.2039in" svg:x="2.4091in" svg:y="0.1299in"><draw:text-box><text:p>2</text:p></draw:text-box></draw:frame><draw:frame text:anchor-type="paragraph" draw:z-index="26" draw:name="Shape22" draw:style-name="gr18" draw:text-style-name="P31" svg:width="0.2559in" svg:height="0.2169in" svg:x="2.0091in" svg:y="0.1299in"><draw:text-box><text:p>1</text:p></draw:text-box></draw:frame></text:p>
      <text:p text:style-name="P9"/>
      <text:p text:style-name="P9"/>
      <text:p text:style-name="P9"/>
      <text:p text:style-name="P9"/>
      <text:p text:style-name="P12"/>
      <text:p text:style-name="P12">With other words, “optimal control” can be placed on top of “heuristics and approximate algorithms”, which can be placed on top of “instrumental rationality”, which can be placed on top of “zen <text:soft-page-break/>rationality”, which can be placed on top of “artificial and biological life”. <text:span text:style-name="T9">When one set is placed on top of another, it is extended with the new agents underneath.</text:span></text:p>
      <text:p text:style-name="P23"/>
      <text:p text:style-name="P23">Optimal collective intelligence makes sure that the extended minds are similar. Therefore, they are located in the neighborhood of their original core, but with additional components. This operation can be performed for any “best mind”. When circling around these minds, you get a hierarchy of sets.</text:p>
      <text:p text:style-name="P20"/>
      <text:p text:style-name="P20">When we categorize intelligent behavior, we do not use the exact coordinates of the “best minds”. Instead, we circle the “best minds” by similarity and then check whether the mind we want to categorize is located within the circle.</text:p>
      <text:p text:style-name="P20"/>
      <text:p text:style-name="P24">For example, a computer program playing chess might be similar to the best chess program. It is natural to think of such programs to display some kind of intelligent behavior. This is because in mind space, such programs are located nearby each other. However, the kind of intelligent behavior might be very different from other minds. This is why a program good at playing chess might not be good at e.g. cooking.</text:p>
      <text:p text:style-name="P24"/>
      <text:p text:style-name="P26">Mind space does not contains just one peak, <text:span text:style-name="T28">there are different neighborhoods of minds</text:span>:</text:p>
      <text:p text:style-name="P11"/>
      <text:p text:style-name="P11"><draw:custom-shape text:anchor-type="paragraph" draw:z-index="31" draw:name="Shape11" draw:style-name="gr8" draw:text-style-name="P30" svg:width="6.1094in" svg:height="1.4433in" svg:x="0.2764in" svg:y="0.0752in"><text:p/><draw:enhanced-geometry svg:viewBox="0 0 21600 21600" draw:type="rectangle" draw:enhanced-path="M 0 0 L 21600 0 21600 21600 0 21600 0 0 Z N"/></draw:custom-shape><draw:custom-shape text:anchor-type="paragraph" draw:z-index="32" draw:name="Shape12" draw:style-name="gr9" draw:text-style-name="P32" svg:width="3.3996in" svg:height="1.1949in" svg:x="0.539in" svg:y="0.179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33" draw:name="Shape13" draw:style-name="gr10" draw:text-style-name="P33" svg:width="2.526in" svg:height="1.0433in" svg:x="0.7819in" svg:y="0.0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14" draw:style-name="gr11" draw:text-style-name="P34" svg:width="1.9488in" svg:height="0.8335in" svg:x="1.0374in" svg:y="0.17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8" draw:name="Shape24" draw:style-name="gr26" draw:text-style-name="P31" svg:width="1.1421in" svg:height="0.3287in" svg:x="4.8827in" svg:y="0.1492in"><draw:text-box><text:p>Cooking robots</text:p></draw:text-box></draw:frame></text:p>
      <text:p text:style-name="P11"><draw:custom-shape text:anchor-type="paragraph" draw:z-index="39" draw:name="Shape19" draw:style-name="gr15" draw:text-style-name="P35" svg:width="1.3976in" svg:height="0.5976in" svg:x="1.2217in" svg:y="0.11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7" draw:name="Shape23" draw:style-name="gr25" draw:text-style-name="P31" svg:width="2.0807in" svg:height="0.2689in" svg:x="1.2602in" svg:y="0.0102in"><draw:text-box><text:p>Artificial Super Intelligence</text:p></draw:text-box></draw:frame></text:p>
      <text:p text:style-name="P11"><draw:frame text:anchor-type="paragraph" draw:z-index="35" draw:name="Shape15" draw:style-name="gr12" draw:text-style-name="P31" svg:width="0.4004in" svg:height="0.3677in" svg:x="4.3638in" svg:y="0.0055in"><draw:text-box><text:p>6</text:p></draw:text-box></draw:frame><draw:frame text:anchor-type="paragraph" draw:z-index="36" draw:name="Shape16" draw:style-name="gr13" draw:text-style-name="P31" svg:width="0.2303in" svg:height="0.2362in" svg:x="3.498in" svg:y="0.0709in"><draw:text-box><text:p>5</text:p></draw:text-box></draw:frame><draw:frame text:anchor-type="paragraph" draw:z-index="37" draw:name="Shape17" draw:style-name="gr13" draw:text-style-name="P31" svg:width="0.2295in" svg:height="0.2362in" svg:x="3.0457in" svg:y="0.0709in"><draw:text-box><text:p>4</text:p></draw:text-box></draw:frame><draw:frame text:anchor-type="paragraph" draw:z-index="38" draw:name="Shape18" draw:style-name="gr14" draw:text-style-name="P31" svg:width="0.2622in" svg:height="0.237in" svg:x="2.7244in" svg:y="0.1098in"><draw:text-box><text:p>3</text:p></draw:text-box></draw:frame><draw:custom-shape text:anchor-type="paragraph" draw:z-index="40" draw:name="Shape20" draw:style-name="gr16" draw:text-style-name="P36" svg:width="0.9713in" svg:height="0.4205in" svg:x="1.3984in" svg:y="0.01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1" draw:name="Shape21" draw:style-name="gr17" draw:text-style-name="P31" svg:width="0.2098in" svg:height="0.2039in" svg:x="2.4091in" svg:y="0.1299in"><draw:text-box><text:p>2</text:p></draw:text-box></draw:frame><draw:frame text:anchor-type="paragraph" draw:z-index="42" draw:name="Shape22" draw:style-name="gr18" draw:text-style-name="P31" svg:width="0.2559in" svg:height="0.2169in" svg:x="2.0091in" svg:y="0.1299in"><draw:text-box><text:p>1</text:p></draw:text-box></draw:frame><draw:custom-shape text:anchor-type="paragraph" draw:z-index="43" draw:name="Shape19" draw:style-name="gr23" draw:text-style-name="P35" svg:width="1.1878in" svg:height="0.5976in" svg:x="4.7453in" svg:y="0.0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0" draw:style-name="gr24" draw:text-style-name="P36" svg:width="0.6831in" svg:height="0.4205in" svg:x="4.922in" svg:y="0.132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frame text:anchor-type="paragraph" draw:z-index="46" draw:name="Shape22" draw:style-name="gr18" draw:text-style-name="P31" svg:width="0.2559in" svg:height="0.2169in" svg:x="5.178in" svg:y="0.0063in"><draw:text-box><text:p>1</text:p></draw:text-box></draw:frame><draw:frame text:anchor-type="paragraph" draw:z-index="45" draw:name="Shape21" draw:style-name="gr17" draw:text-style-name="P31" svg:width="0.2098in" svg:height="0.2039in" svg:x="5.7228in" svg:y="0.0193in"><draw:text-box><text:p>2</text:p></draw:text-box></draw:frame></text:p>
      <text:p text:style-name="P11"/>
      <text:p text:style-name="P11"/>
      <text:p text:style-name="P11"/>
      <text:p text:style-name="P14"/>
      <text:p text:style-name="P27">One can think of it as a landscape with peaks and valleys. <text:span text:style-name="T29">For example, in far future, a genetically designed animal to be as smart as possible, might be close to “super” intelligence in mind space without actually being a “super” intelligence. Yet, it is closer the ASI-peak than the cooking-robot-peak.</text:span></text:p>
      <text:p text:style-name="P12"/>
      <text:p text:style-name="P12">What we mean by “narrow”, “general” and “super” intelligence is roughly the following:</text:p>
      <text:p text:style-name="P12"/>
      <text:p text:style-name="P12"><text:tab/>ANI = 1’ + 2’<text:tab/><text:tab/><text:tab/>Artificial Narrow Intelligence</text:p>
      <text:p text:style-name="P12"><text:tab/>AGI = 1’ + 2’ + 3’<text:tab/><text:tab/>Artificial General Intelligence</text:p>
      <text:p text:style-name="P12"><text:tab/>ASI = 1’ + 2’ + 3’ + 4’<text:tab/>Artificial Super Intelligence</text:p>
      <text:p text:style-name="P12"/>
      <text:p text:style-name="P27">When creating an ASI that operates autonomously and replicates itself, one might consider it an artificial life form, which is 5’. However, this not a necessary behavior. This is why I only included 1-4.</text:p>
      <text:p text:style-name="P12"/>
      <text:p text:style-name="P12">If there exists a problem which can be solved though ANI, some AGI agent will be able to solve it. <text:span text:style-name="T28">I</text:span>t is not guaranteed that any AGI agent will be able to solve it! When referring to “general” versus “narrow” intelligene, <text:span text:style-name="T8">what </text:span>one means: <text:span text:style-name="T8">AGI is considered better than ANI, because when considered as optimal collective intelligence, it can solve every problem that ANI can as optimal collective intelligence, plus more.</text:span></text:p>
      <text:p text:style-name="P13"><text:span text:style-name="T19"/></text:p>
      <text:p text:style-name="P13"><text:soft-page-break/><text:span text:style-name="T19">In practice, it is </text:span><text:span text:style-name="T5">impossible</text:span><text:span text:style-name="T19"> to construct such sets of agents, because they </text:span><text:span text:style-name="T20">grow</text:span><text:span text:style-name="T19"> too large </text:span><text:span text:style-name="T20">and the computational power required to do so goes to infinity</text:span><text:span text:style-name="T19">. </text:span><text:span text:style-name="T20">However, such agents might be approximated.</text:span></text:p>
      <text:p text:style-name="P12"/>
      <text:h text:style-name="Heading_20_3" text:outline-level="3">Instrumental vs <text:span text:style-name="T29">Z</text:span>en <text:span text:style-name="T29">R</text:span>ationality</text:h>
      <text:p text:style-name="P15">If you have a goal and an agent that can interpret it and achieve it with optimal performance, then the agent is considered <text:span text:style-name="T2">instrumentally rational</text:span>.</text:p>
      <text:p text:style-name="P15"/>
      <text:p text:style-name="P15"><text:span text:style-name="T18">I</text:span>f you have multiple goals and you need the agent to figure out what the right goal is while achieving it <text:span text:style-name="T24">optimally</text:span>, then <text:span text:style-name="T24">it</text:span> is considered <text:span text:style-name="T2">zen rational</text:span>.</text:p>
      <text:p text:style-name="P15"/>
      <text:p text:style-name="P23">For any “best” instrumentally rational agent <text:span text:style-name="T24">`a</text:span><text:span text:style-name="T25">0</text:span><text:span text:style-name="T24">`</text:span>, there exists at least one “best” zen rational agent <text:span text:style-name="T24">`a</text:span><text:span text:style-name="T25">1</text:span><text:span text:style-name="T24">`</text:span>. <text:span text:style-name="T24">There exists some environment where `a</text:span><text:span text:style-name="T25">1</text:span><text:span text:style-name="T24">` performs better than `a</text:span><text:span text:style-name="T25">0</text:span><text:span text:style-name="T24">`, yet `a</text:span><text:span text:style-name="T25">1</text:span><text:span text:style-name="T24">` performs at least equally well in the environment where `a</text:span><text:span text:style-name="T25">0</text:span><text:span text:style-name="T24">` performs best compared to other instrumentally rational agents:</text:span></text:p>
      <text:p text:style-name="P23"/>
      <text:p text:style-name="P23"><text:tab/><text:span text:style-name="T24">performance(a</text:span><text:span text:style-name="T25">0</text:span><text:span text:style-name="T24">, e</text:span><text:span text:style-name="T25">0</text:span><text:span text:style-name="T24">) &lt;= performance(a</text:span><text:span text:style-name="T25">1</text:span><text:span text:style-name="T24">, e</text:span><text:span text:style-name="T25">0</text:span><text:span text:style-name="T24">)</text:span></text:p>
      <text:p text:style-name="P23"><text:tab/><text:span text:style-name="T24">performance(a</text:span><text:span text:style-name="T25">0</text:span><text:span text:style-name="T24">, e</text:span><text:span text:style-name="T25">1</text:span><text:span text:style-name="T24">) &lt; performance(a</text:span><text:span text:style-name="T25">1</text:span><text:span text:style-name="T24">, e</text:span><text:span text:style-name="T25">1</text:span><text:span text:style-name="T24">)</text:span></text:p>
      <text:p text:style-name="P23"/>
      <text:p text:style-name="P23"><text:tab/><text:span text:style-name="T27">a</text:span><text:span text:style-name="T26">0</text:span><text:span text:style-name="T27"> : instrumental_rational</text:span></text:p>
      <text:p text:style-name="P23"><text:tab/><text:span text:style-name="T27">a</text:span><text:span text:style-name="T26">1</text:span><text:span text:style-name="T27"> : zen_rational</text:span></text:p>
      <text:p text:style-name="P15"/>
      <text:p text:style-name="P25">The relation between instrumental and zen rationality is similar to the relation between well-defined and not well-defined environments. In an environment that is not well-defined, one can not use optimal control get obtain best performance. Heuristics or approximate algorithms are necessary. Similarly, there exists environments where zen rationality is required, but those environments are very hard to formalize.</text:p>
      <text:p text:style-name="P25"/>
      <text:p text:style-name="P25">Since humans display complex behavior that might be approximately zen rational, an idea is to draw on inspiration from resolving goal conflicts in human psychology, e.g. ground “friendship” in the behavior of the agents. <text:span text:style-name="T30">This requires heavy game theoretical insights.</text:span></text:p>
      <text:p text:style-name="P15"/>
      <text:p text:style-name="P23">In order to solve all problems that humans do, it sufficies to specify a single goal per problem and apply instrumental rationality. However, in order to have <text:span text:style-name="T22">self-improving and self-aligned AI (abilities that no humans have to an extreme degree), in practice it must be able to reason about its own goals and resolve conflicting goals. Therefore, instrumental rationality is not sufficient to describe the behavior of ASI. It would, if you knew the goal that specified how the agent should self-improve, but since you do not, it is more like zen rational behavior.</text:span></text:p>
      <text:p text:style-name="P15"/>
      <text:p text:style-name="P15">An approximate zen rational agent might have some knowledge of optimal control, some knowledge of heuristics and approximate algorithms, some knowledge of instrumental rationality and some knowledge of <text:span text:style-name="T27">zen</text:span> rationality. However, the term “zen rational behavior” can also be used to describe agents who know nothing of e.g. optimal control. For example, humans might be approximate zen rational on some problems that are non-analytic within the framework of instrumental rationality. <text:span text:style-name="T9">This is because humans live in complex environments where their own goals are often unknown.</text:span></text:p>
      <text:p text:style-name="P17"/>
      <text:p text:style-name="P17"/>
      <text:p text:style-name="P17"/>
      <text:h text:style-name="Heading_20_3" text:outline-level="3"><text:soft-page-break/>The “Arrow” of Intelligence <text:span text:style-name="T28">and Growth of Diversity</text:span></text:h>
      <text:p text:style-name="P18">Any way of implementing an approximate zen rational agent requires some kind of machine or biological form. It falls under the category of “artificial and biological life”. However, we do not consider this category as generally smarter than zen rational agents. <text:span text:style-name="T2">The extended category is too big.</text:span><text:span text:style-name="T10"> </text:span></text:p>
      <text:p text:style-name="P18"><text:span text:style-name="T10"/></text:p>
      <text:p text:style-name="P18"><text:span text:style-name="T10">The “arrow” of intelligence breaks down when pass</text:span><text:span text:style-name="T11">ing</text:span><text:span text:style-name="T10"> zen rationality, because we have not yet invented words for what lies beyond it which can be called “intelligence” </text:span><text:span text:style-name="T11">or “rational”</text:span><text:span text:style-name="T10">.</text:span></text:p>
      <text:p text:style-name="P17"><text:span text:style-name="T12"/></text:p>
      <text:p text:style-name="P17"><text:span text:style-name="T13">A</text:span><text:span text:style-name="T12"> zen rational agent might be extended with e.g. “using eyeballs to see”, which is a biological behavior. <text:s/></text:span><text:span text:style-name="T13">For every “best” zen rational agent, such extensions are possible.</text:span><text:span text:style-name="T12"> </text:span><text:span text:style-name="T13">This is why zen rationality </text:span><text:span text:style-name="T14">can be</text:span><text:span text:style-name="T13"> circled inside “artificial and biological life”, </text:span><text:span text:style-name="T14">but there is no “arrow” of intelligence between them</text:span><text:span text:style-name="T13">.</text:span></text:p>
      <text:p text:style-name="P17"><draw:frame text:anchor-type="paragraph" draw:z-index="53" draw:name="Shape29" draw:style-name="gr30" draw:text-style-name="P31" svg:width="1.8504in" svg:height="1.1579in" svg:x="3.1638in" svg:y="0.1693in"><draw:text-box><text:p>Circling in mind space using optimal collective intelligence generalized the notion of “arrow” which breaks down between 4<text:span text:style-name="T32">th</text:span> and 5<text:span text:style-name="T32">th</text:span> level.</text:p></draw:text-box></draw:frame><text:span text:style-name="T13"/></text:p>
      <text:p text:style-name="P17"><draw:custom-shape text:anchor-type="paragraph" draw:z-index="49" draw:name="Shape25" draw:style-name="gr27" draw:text-style-name="P30" svg:width="1.2803in" svg:height="1.0961in" svg:x="1.7134in" svg:y="0.0311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3"/></text:p>
      <text:p text:style-name="P17"><draw:custom-shape text:anchor-type="paragraph" draw:z-index="50" draw:name="Shape26" draw:style-name="gr28" draw:text-style-name="P32" svg:width="0.6362in" svg:height="0.663in" svg:x="1.9957in" svg:y="0.0362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3"/></text:p>
      <text:p text:style-name="P17"><draw:frame text:anchor-type="paragraph" draw:z-index="51" draw:name="Shape27" draw:style-name="gr25" draw:text-style-name="P31" svg:width="0.2433in" svg:height="0.2689in" svg:x="2.75in" svg:y="0.1138in"><draw:text-box><text:p>5</text:p></draw:text-box></draw:frame><draw:frame text:anchor-type="paragraph" draw:z-index="52" draw:name="Shape28" draw:style-name="gr29" draw:text-style-name="P31" svg:width="0.3016in" svg:height="0.224in" svg:x="2.3965in" svg:y="0.1193in"><draw:text-box><text:p>4</text:p></draw:text-box></draw:frame><text:span text:style-name="T13"/></text:p>
      <text:p text:style-name="P17"><text:span text:style-name="T13"/></text:p>
      <text:p text:style-name="P17"><text:span text:style-name="T13"/></text:p>
      <text:p text:style-name="P17"><text:span text:style-name="T13"/></text:p>
      <text:p text:style-name="P17"><text:span text:style-name="T12"/></text:p>
      <text:p text:style-name="P17">All zen rational agents have less in common than all instrumentally rational agents. With other words, zen rational agents display more <text:span text:style-name="T2">diversity</text:span> in behavior. This is important to remember, because <text:span text:style-name="T15">as you climb up the ladder of capabilities, you get more possible designs.</text:span></text:p>
      <text:p text:style-name="P17"/>
      <text:p text:style-name="P17"><text:span text:style-name="T15">The “arrow” of intelligence by technological development is actually moving in all kinds of directions over time. AI does not get smarter mostly in a direct sense (e.g. performance), it gets smarter mostly in a </text:span><text:span text:style-name="T3">broader</text:span><text:span text:style-name="T15"> sense. You get more diversity of intelligent behavior, not necessarily an integrated system that solves all problems optimally.</text:span></text:p>
      <text:p text:style-name="P17"/>
      <text:p text:style-name="P26">An intuitive way of thinking of diversity in intelligence, is considering that the “best minds” occupy a larger chunk of mind space when circling around them, as you increase the complexity of environments. The reason for this is simple: For every “best mind” in one category, if there are two ways to extend the agent, then the new category must be twice as large. Hence, diversity grows.</text:p>
      <text:p text:style-name="P16"/>
      <text:p text:style-name="P19">Yet, the definition of an ASI requires an agent being good at solving problems related to e.g. optimal control. This is why AI people talk of the “arrow” of intelligence from ANI → AGI → ASI. <text:span text:style-name="T22">We pretend that the agent of optimal collective intelligence exists from the best of existing technology. A such agent might be possible to approximate, so experts estimate when a such implementation or something similar in capabilities might arrive.</text:span></text:p>
      <text:p text:style-name="P19"/>
      <text:h text:style-name="Heading_20_3" text:outline-level="3">Growth in Diversity Makes Arrival of Artificial Super Intelligence Uncertain</text:h>
      <text:p text:style-name="P19">Whether humanity develops a specific ASI agent is currently unknown. What we expect is that some capabilities from e.g. zen rationality <text:span text:style-name="T16">will </text:span>become better understood over time. <text:span text:style-name="T22">It is fully possible to research ASI concepts without actually building one that qualifies as ASI. Zen rationality is something I believe is important for ASI, but it will not become “real” ASI before it is integrated in a way such that it performs far beyond human capabilities on all domains that matters. While figuring out the concepts might be easy, it could take a very long time before it is integrated in a single mind, operating on all levels 1-4.</text:span></text:p>
      <text:p text:style-name="P19"><text:soft-page-break/></text:p>
      <text:h text:style-name="Heading_20_3" text:outline-level="3"><text:span text:style-name="T31">Artifical and Biological Life</text:span> – <text:span text:style-name="T31">Seen as </text:span>Intelligent Behavior</text:h>
      <text:p text:style-name="P22">Biological life are full of examples that can be considered intelligent behavior, but which not falls into a well-defined optimization problem.</text:p>
      <text:p text:style-name="P22"/>
      <text:p text:style-name="P22">For example, viruses might be good at replicating, but they do not move by their own energy like bacteria. Instead they prey on other life forms capable of self-replication. It is impossible to replicate exact conditions under which viruses replicate, so one speaks of their general behavior in a vague sense, one that is understood by humans, but not by computers. <text:span text:style-name="T23">I think it is important to be able to speak of intelligence in this context, but it is not “stacked” according to optimal collective intelligence from optimal control to zen rationality, like the way intelligence is considered in AI safety research.</text:span></text:p>
      <text:p text:style-name="P22"/>
      <text:p text:style-name="P28">One could say “virus optimizes self-replication!”, yet the problem is that the environment which virus self-replicate is very hard to define. It is not formalized in the same sense instrumental rationality is attempted formalized with various decision theories. <text:span text:style-name="T31">When writing a model of virus behavior, it is merely predictive, but when writing a optimization algorithm, it </text:span><text:span text:style-name="T4">is</text:span><text:span text:style-name="T31"> the behavior.</text:span></text:p>
      <text:p text:style-name="P28"/>
      <text:p text:style-name="P29">This is why I think that artificial and biological life deserves a notion of <text:span text:style-name="T2">intelligent behavior</text:span> that is broader than the philosophical frameworks we have for optimal rational behavior.</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3:20:44.246480000</meta:creation-date>
    <dc:date>2018-08-24T17:28:20.982972000</dc:date>
    <meta:editing-duration>PT6M31S</meta:editing-duration>
    <meta:editing-cycles>1</meta:editing-cycles>
    <meta:document-statistic meta:table-count="0" meta:image-count="0" meta:object-count="0" meta:page-count="6" meta:paragraph-count="59" meta:word-count="2190" meta:character-count="13507" meta:non-whitespace-character-count="11369"/>
    <meta:generator>LibreOffice/5.1.2.2$MacOSX_X86_64 LibreOffice_project/d3bf12ecb743fc0d20e0be0c58ca359301eb705f</meta:generator>
  </office:meta>
</office:document-meta>
</file>